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f9ba" officeooo:paragraph-rsid="0011f9ba"/>
    </style:style>
    <style:style style:name="P2" style:family="paragraph" style:parent-style-name="Standard">
      <style:text-properties officeooo:rsid="00124f9d" officeooo:paragraph-rsid="00124f9d"/>
    </style:style>
    <style:style style:name="P3" style:family="paragraph" style:parent-style-name="Standard">
      <style:text-properties officeooo:rsid="00125676" officeooo:paragraph-rsid="00125676"/>
    </style:style>
    <style:style style:name="P4" style:family="paragraph" style:parent-style-name="Standard">
      <style:text-properties officeooo:rsid="0013d7a6" officeooo:paragraph-rsid="0013d7a6"/>
    </style:style>
    <style:style style:name="P5" style:family="paragraph" style:parent-style-name="Standard">
      <style:text-properties officeooo:rsid="0015a8e1" officeooo:paragraph-rsid="0015a8e1"/>
    </style:style>
    <style:style style:name="P6" style:family="paragraph" style:parent-style-name="Standard">
      <style:text-properties officeooo:rsid="00176c09" officeooo:paragraph-rsid="00176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ser telecharger la presentation</text:p>
      <text:p text:style-name="P1">dronededames expliquer</text:p>
      <text:p text:style-name="P1">conclusion</text:p>
      <text:p text:style-name="P2">decocher newsletter par defaut (rgpd)</text:p>
      <text:p text:style-name="P2">expliquer chaque langage</text:p>
      <text:p text:style-name="P2"/>
      <text:p text:style-name="P2"/>
      <text:p text:style-name="P3">a rajouter phpmyadmin, mocodo</text:p>
      <text:p text:style-name="P3"/>
      <text:p text:style-name="P4">rajouter colonne dans table commande</text:p>
      <text:p text:style-name="P4"/>
      <text:p text:style-name="P5">choix du nom = reflechi ensemble aimé ça</text:p>
      <text:p text:style-name="P5"/>
      <text:p text:style-name="P5"/>
      <text:p text:style-name="P5">amelioration : paypal, avis sur produit notation</text:p>
      <text:p text:style-name="P6">sécurité : type pai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1:44:47.219041559</meta:creation-date>
    <dc:date>2018-07-11T17:11:43.263449961</dc:date>
    <meta:editing-duration>P1DT4H15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3" meta:character-count="304" meta:non-whitespace-character-count="271"/>
  </office:meta>
</office:document-meta>
</file>